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graphics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graphics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graphics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graphics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graphics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graphics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graphics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2.4583in" fo:margin-right="0in" fo:text-indent="-2.4583in" style:auto-text-indent="false"/>
    </style:style>
    <style:style style:name="P2" style:family="paragraph" style:parent-style-name="Header">
      <style:paragraph-properties fo:margin-left="2.4583in" fo:margin-right="0in" fo:text-indent="-2.4583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Arial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666666" style:font-name="Times New Roman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language="en" fo:country="US" style:language-complex="ar" style:country-complex="SA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margin-left="0.9835in" fo:margin-right="0in" fo:text-align="start" style:justify-single-word="false" fo:text-indent="0in" style:auto-text-indent="false"/>
      <style:text-properties fo:language="en" fo:country="US" style:language-complex="ar" style:country-complex="SA"/>
    </style:style>
    <style:style style:name="P11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style:font-name="Times New Roman" fo:font-size="16pt" fo:font-weight="bold" style:font-size-asian="16pt" style:font-weight-asian="bold" style:font-size-complex="16pt"/>
    </style:style>
    <style:style style:name="P12" style:family="paragraph" style:parent-style-name="Contents_20_1">
      <style:paragraph-properties>
        <style:tab-stops>
          <style:tab-stop style:position="9.6929in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8pt" fo:language="en" fo:country="US" officeooo:paragraph-rsid="0006f0db" style:font-size-asian="18pt" style:font-size-complex="18pt" style:language-complex="ar" style:country-complex="SA"/>
    </style:style>
    <style:style style:name="P14" style:family="paragraph" style:parent-style-name="Standard" style:list-style-name="L1">
      <style:paragraph-properties fo:text-align="justify" style:justify-single-word="false" style:text-autospace="none"/>
      <style:text-properties style:use-window-font-color="true" style:text-position="0% 100%" style:font-name="Calibri" fo:font-size="18pt" fo:language="en" fo:country="US" fo:font-style="normal" fo:font-weight="normal" officeooo:paragraph-rsid="0006f0db" style:font-size-asian="18pt" style:language-asian="zxx" style:country-asian="none" style:font-style-asian="normal" style:font-weight-asian="normal" style:font-name-complex="Arial" style:font-size-complex="18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Calibri" fo:font-size="18pt" fo:language="en" fo:country="US" fo:font-style="normal" fo:font-weight="normal" officeooo:paragraph-rsid="0006f0db" style:font-size-asian="18pt" style:language-asian="zxx" style:country-asian="none" style:font-style-asian="normal" style:font-weight-asian="normal" style:font-name-complex="Arial" style:font-size-complex="18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style:use-window-font-color="true" style:text-position="0% 100%" style:font-name="Calibri" fo:font-size="18pt" fo:language="en" fo:country="US" fo:font-style="normal" fo:font-weight="normal" officeooo:paragraph-rsid="0006f0db" style:font-size-asian="18pt" style:language-asian="zxx" style:country-asian="none" style:font-style-asian="normal" style:font-weight-asian="normal" style:font-name-complex="Arial" style:font-size-complex="18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Calibri" fo:font-size="18pt" fo:language="en" fo:country="US" fo:font-style="normal" fo:font-weight="normal" officeooo:paragraph-rsid="0006f0db" style:font-size-asian="18pt" style:language-asian="zxx" style:country-asian="none" style:font-style-asian="normal" style:font-weight-asian="normal" style:font-name-complex="Arial" style:font-size-complex="18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text-align="justify" style:justify-single-word="false" style:text-autospace="none"/>
      <style:text-properties style:use-window-font-color="true" style:text-position="0% 100%" style:font-name="Calibri" fo:font-size="12pt" fo:language="en" fo:country="US" fo:font-style="normal" fo:font-weight="normal" officeooo:paragraph-rsid="0006f0db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9" style:family="paragraph" style:parent-style-name="Standard" style:list-style-name="L4">
      <style:paragraph-properties fo:text-align="justify" style:justify-single-word="false" style:text-autospace="none"/>
      <style:text-properties style:use-window-font-color="true" style:text-position="0% 100%" style:font-name="Calibri" fo:font-size="12pt" fo:language="en" fo:country="US" fo:font-style="normal" fo:font-weight="normal" officeooo:paragraph-rsid="0006f0db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0" style:family="paragraph" style:parent-style-name="Standard" style:list-style-name="L5">
      <style:paragraph-properties fo:text-align="justify" style:justify-single-word="false" style:text-autospace="none"/>
      <style:text-properties style:use-window-font-color="true" style:text-position="0% 100%" style:font-name="Calibri" fo:font-size="12pt" fo:language="en" fo:country="US" fo:font-style="normal" fo:font-weight="normal" officeooo:paragraph-rsid="0006f0db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text-properties style:use-window-font-color="true" style:text-position="0% 100%" style:font-name="Calibri" fo:font-size="24pt" fo:language="en" fo:country="US" fo:font-style="normal" fo:font-weight="normal" style:font-size-asian="24pt" style:language-asian="zxx" style:country-asian="none" style:font-style-asian="normal" style:font-weight-asian="normal" style:font-name-complex="Arial" style:font-size-complex="24pt" style:language-complex="ar" style:country-complex="SA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use-window-font-color="true" fo:font-size="18pt" fo:language="en" fo:country="US" officeooo:paragraph-rsid="0006f0db" style:font-size-asian="18pt" style:language-asian="zxx" style:country-asian="none" style:font-size-complex="18pt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8pt" fo:language="en" fo:country="US" officeooo:paragraph-rsid="0006f0db" style:font-size-asian="18pt" style:language-asian="zxx" style:country-asian="none" style:font-size-complex="18pt" style:language-complex="ar" style:country-complex="SA"/>
    </style:style>
    <style:style style:name="P24" style:family="paragraph" style:parent-style-name="Standard" style:list-style-name="L1">
      <style:paragraph-properties fo:text-align="justify" style:justify-single-word="false" style:text-autospace="none"/>
      <style:text-properties style:use-window-font-color="true" fo:font-size="18pt" fo:language="en" fo:country="US" fo:font-weight="normal" officeooo:paragraph-rsid="0006f0db" style:font-size-asian="18pt" style:language-asian="zxx" style:country-asian="none" style:font-weight-asian="normal" style:font-size-complex="18pt" style:language-complex="ar" style:country-complex="SA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06f0db"/>
    </style:style>
    <style:style style:name="P26" style:family="paragraph" style:parent-style-name="Standard" style:list-style-name="L1">
      <style:paragraph-properties fo:margin-left="0.3in" fo:margin-right="0in" fo:text-align="justify" style:justify-single-word="false" fo:text-indent="0in" style:auto-text-indent="false" style:text-autospace="none"/>
      <style:text-properties style:use-window-font-color="true" style:text-position="0% 100%" style:font-name="Calibri" fo:font-size="18pt" fo:language="en" fo:country="US" fo:font-style="normal" fo:font-weight="normal" officeooo:paragraph-rsid="0006f0db" style:font-size-asian="18pt" style:language-asian="zxx" style:country-asian="none" style:font-style-asian="normal" style:font-weight-asian="normal" style:font-name-complex="Arial" style:font-size-complex="18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.3in" fo:margin-right="0in" fo:text-align="justify" style:justify-single-word="false" fo:text-indent="0in" style:auto-text-indent="false" style:text-autospace="none"/>
      <style:text-properties style:use-window-font-color="true" style:text-position="0% 100%" style:font-name="Calibri" fo:font-size="12pt" fo:language="en" fo:country="US" fo:font-style="normal" fo:font-weight="normal" officeooo:paragraph-rsid="0006f0db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.3in" fo:margin-right="0in" fo:text-align="justify" style:justify-single-word="false" fo:text-indent="0in" style:auto-text-indent="false" style:text-autospace="none"/>
      <style:text-properties style:use-window-font-color="true" fo:font-size="12pt" fo:language="en" fo:country="US" officeooo:paragraph-rsid="0006f0db" style:font-size-asian="12pt" style:language-asian="zxx" style:country-asian="none" style:font-size-complex="12pt" style:language-complex="ar" style:country-complex="SA"/>
    </style:style>
    <style:style style:name="P29" style:family="paragraph" style:parent-style-name="Standard">
      <style:paragraph-properties fo:margin-left="0.3in" fo:margin-right="0in" fo:text-align="justify" style:justify-single-word="false" fo:text-indent="0in" style:auto-text-indent="false"/>
      <style:text-properties style:use-window-font-color="true" fo:font-size="12pt" fo:language="en" fo:country="US" officeooo:paragraph-rsid="0006f0db" style:font-size-asian="12pt" style:language-asian="zxx" style:country-asian="none" style:font-size-complex="12pt" style:language-complex="ar" style:country-complex="SA"/>
    </style:style>
    <style:style style:name="P30" style:family="paragraph" style:parent-style-name="Standard">
      <style:paragraph-properties fo:margin-left="0.3in" fo:margin-right="0in" fo:text-align="justify" style:justify-single-word="false" fo:text-indent="0in" style:auto-text-indent="false"/>
      <style:text-properties fo:font-size="12pt" fo:language="en" fo:country="US" officeooo:paragraph-rsid="0006f0db" style:font-size-asian="12pt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position="0% 100%" style:font-name="Calibri" fo:font-size="12pt" fo:language="en" fo:country="US" fo:font-style="normal" fo:font-weight="normal" officeooo:paragraph-rsid="0006f0db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language="en" fo:country="US" style:language-complex="ar" style:country-complex="SA"/>
    </style:style>
    <style:style style:name="P33" style:family="paragraph" style:parent-style-name="Heading_20_1">
      <style:text-properties fo:language="en" fo:country="US" officeooo:paragraph-rsid="0006f0db" style:language-complex="ar" style:country-complex="SA"/>
    </style:style>
    <style:style style:name="P34" style:family="paragraph" style:parent-style-name="Heading_20_1">
      <style:text-properties officeooo:paragraph-rsid="0006f0db"/>
    </style:style>
    <style:style style:name="P35" style:family="paragraph" style:parent-style-name="Heading_20_2">
      <style:text-properties officeooo:paragraph-rsid="0006f0db"/>
    </style:style>
    <style:style style:name="P36" style:family="paragraph" style:parent-style-name="Heading_20_2">
      <style:paragraph-properties fo:margin-left="0.3in" fo:margin-right="0in" fo:text-align="justify" style:justify-single-word="false" fo:text-indent="0in" style:auto-text-indent="false"/>
      <style:text-properties fo:language="en" fo:country="US" officeooo:paragraph-rsid="0006f0db" style:language-complex="ar" style:country-complex="SA"/>
    </style:style>
    <style:style style:name="P37" style:family="paragraph" style:parent-style-name="Heading_20_2">
      <style:paragraph-properties fo:margin-left="0.3in" fo:margin-right="0in" fo:text-align="justify" style:justify-single-word="false" fo:text-indent="0in" style:auto-text-indent="false"/>
      <style:text-properties officeooo:paragraph-rsid="0006f0db"/>
    </style:style>
    <style:style style:name="P38" style:family="paragraph" style:parent-style-name="Heading_20_2">
      <style:paragraph-properties fo:margin-left="0.3in" fo:margin-right="0in" fo:text-align="justify" style:justify-single-word="false" fo:text-indent="0in" style:auto-text-indent="false" style:text-autospace="none"/>
      <style:text-properties style:use-window-font-color="true" style:text-position="0% 100%" style:font-name="Cambria" fo:font-size="14pt" fo:language="en" fo:country="US" fo:font-style="italic" fo:font-weight="bold" officeooo:paragraph-rsid="0006f0db" style:font-size-asian="14pt" style:language-asian="zxx" style:country-asian="none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P39" style:family="paragraph" style:parent-style-name="Figure">
      <style:text-properties fo:language="en" fo:country="US" style:language-complex="ar" style:country-complex="SA"/>
    </style:style>
    <style:style style:name="P40" style:family="paragraph">
      <style:paragraph-properties style:writing-mode="lr-tb"/>
    </style:style>
    <style:style style:name="T1" style:family="text"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text-position="sub 58%"/>
    </style:style>
    <style:style style:name="T5" style:family="text">
      <style:text-properties fo:font-weight="bold" style:font-weight-asian="bold"/>
    </style:style>
    <style:style style:name="T6" style:family="text">
      <style:text-properties fo:color="#808080" fo:font-weight="bold" style:font-weight-asian="bold"/>
    </style:style>
    <style:style style:name="T7" style:family="text">
      <style:text-properties fo:color="#666666" fo:font-weight="bold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draw:ole-draw-aspect="1"/>
    </style:style>
    <style:style style:name="fr6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style:style style:name="gr1" style:family="graphic">
      <style:graphic-properties draw:stroke="solid" svg:stroke-width="0.0102in" svg:stroke-color="#ffffff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0"/>
      <text:p text:style-name="P10"/>
      <text:table-of-content text:style-name="Sect1" text:protected="true" text:name="Inhaltsverzeichnis2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s</text:p>
          </text:index-title>
          <text:p text:style-name="P12">1 <text:s/>Project Overview<text:tab/>3</text:p>
          <text:p text:style-name="P12">2 <text:s/>Design and Methodology<text:tab/>4</text:p>
          <text:p text:style-name="P12">3 <text:s/>Protocol Specification<text:tab/>6</text:p>
          <text:p text:style-name="P12">4 <text:s/>Example and Explanation<text:tab/>15</text:p>
          <text:p text:style-name="P12">5 <text:s/>Usage and Patterns<text:tab/>16</text:p>
          <text:p text:style-name="P12">6 <text:s/>Any Questions?<text:tab/>18</text:p>
        </text:index-body>
      </text:table-of-content>
      <text:p text:style-name="P21"><draw:frame draw:style-name="fr1" draw:name="Rahmen17" text:anchor-type="paragraph" svg:x="0.5429in" svg:y="0in" svg:width="8.5319in" draw:z-index="13"><draw:text-box fo:min-height="2.3654in"><text:p text:style-name="Figure">Figure <text:sequence text:ref-name="refFigure0" text:name="Figure" text:formula="ooow:Figure+1" style:num-format="1">1</text:sequence>: Project Overview</text:p></draw:text-box></draw:frame></text:p>
      <text:h text:style-name="P34" text:outline-level="1"><text:soft-page-break/>Project Overview</text:h>
      <text:p text:style-name="P30"><draw:frame draw:style-name="fr1" draw:name="Frame1" text:anchor-type="paragraph" svg:x="0.5429in" svg:y="0in" svg:width="8.5319in" draw:z-index="17"><draw:text-box fo:min-height="2.3654in"><text:p text:style-name="Figure"><draw:frame draw:style-name="fr5" draw:name="Objekt20" text:anchor-type="paragraph" svg:x="0in" svg:y="-0.0028in" svg:width="8.5319in" style:rel-width="100%" svg:height="2.3547in" style:rel-height="scale" draw:z-index="18"><draw:object xlink:href="./Object 4" xlink:type="simple" xlink:show="embed" xlink:actuate="onLoad"/><draw:image xlink:href="./ObjectReplacements/Object 4" xlink:type="simple" xlink:show="embed" xlink:actuate="onLoad"/><svg:desc>OLE-object</svg:desc></draw:frame>Figure <text:sequence text:ref-name="refFigure1" text:name="Figure" text:formula="ooow:Figure+1" style:num-format="1">2</text:sequence>: Project Overview</text:p></draw:text-box></draw:frame></text:p>
      <text:list xml:id="list5173018801823652408" text:style-name="L1">
        <text:list-item>
          <text:p text:style-name="P13">Development of a Master-Slave protocol for the Quadrocopter</text:p>
        </text:list-item>
      </text:list>
      <text:h text:style-name="P33" text:outline-level="1"><draw:frame draw:style-name="fr1" draw:name="Rahmen7" text:anchor-type="paragraph" svg:x="2.1236in" svg:y="-0.1307in" svg:width="5.5425in" draw:z-index="19"><draw:text-box fo:min-height="3.2402in"><text:p text:style-name="Figure">Figure <text:sequence text:ref-name="refFigure2" text:name="Figure" text:formula="ooow:Figure+1" style:num-format="1">3</text:sequence>: ISO/OSI-Model</text:p></draw:text-box></draw:frame><text:soft-page-break/></text:h>
      <text:h text:style-name="P33" text:outline-level="1">Protocol Specification</text:h>
      <text:h text:style-name="P36" text:outline-level="2">Packet Structure</text:h>
      <text:p text:style-name="P29"><draw:frame draw:style-name="fr1" draw:name="Rahmen6" text:anchor-type="paragraph" svg:x="2.1028in" svg:y="0.1201in" svg:width="5.5425in" draw:z-index="20"><draw:text-box fo:min-height="1.261in"><text:p text:style-name="P39"><draw:frame draw:style-name="fr5" draw:name="Objekt6" text:anchor-type="paragraph" svg:x="0in" svg:y="-0.0028in" svg:width="5.5425in" style:rel-width="100%" svg:height="1.4382in" style:rel-height="scale" draw:z-index="21"><draw:object xlink:href="./Object 5" xlink:type="simple" xlink:show="embed" xlink:actuate="onLoad"/><draw:image xlink:href="./ObjectReplacements/Object 5" xlink:type="simple" xlink:show="embed" xlink:actuate="onLoad"/><svg:desc>OLE-object</svg:desc></draw:frame>Figure <text:sequence text:ref-name="refFigure3" text:name="Figure" text:formula="ooow:Figure+1" style:num-format="1">4</text:sequence>: Packet structure</text:p></draw:text-box></draw:frame></text:p>
      <text:p text:style-name="P17"><text:soft-page-break/></text:p>
      <text:p text:style-name="P17"/>
      <text:h text:style-name="P35" text:outline-level="2">Response Messages</text:h>
      <text:p text:style-name="P31"/>
      <text:p text:style-name="P28"><draw:frame draw:style-name="fr1" draw:name="Rahmen11" text:anchor-type="paragraph" svg:x="2.1445in" svg:y="-0.0791in" svg:width="5.0319in" draw:z-index="22"><draw:text-box fo:min-height="1.6402in"><text:p text:style-name="Figure"><draw:frame draw:style-name="fr5" draw:name="Objekt13" text:anchor-type="paragraph" svg:x="0.0028in" svg:y="0.0043in" svg:width="5.0319in" style:rel-width="100%" svg:height="1.3134in" style:rel-height="scale" draw:z-index="23"><draw:object xlink:href="./Object 6" xlink:type="simple" xlink:show="embed" xlink:actuate="onLoad"/><draw:image xlink:href="./ObjectReplacements/Object 6" xlink:type="simple" xlink:show="embed" xlink:actuate="onLoad"/><svg:desc>OLE-object</svg:desc></draw:frame>Figure <text:sequence text:ref-name="refFigure4" text:name="Figure" text:formula="ooow:Figure+1" style:num-format="1">5</text:sequence>: Response Message</text:p></draw:text-box></draw:frame></text:p>
      <text:list xml:id="list213502271680560" text:continue-numbering="true" text:style-name="L1">
        <text:list-item>
          <text:p text:style-name="P22">The response message has the same message ID as the according request, but it has an additional leading error code in the payload data indicating the status of the request</text:p>
        </text:list-item>
      </text:list>
      <text:p text:style-name="P23"/>
      <text:p text:style-name="P17"/>
      <text:p text:style-name="P17"/>
      <text:h text:style-name="P35" text:outline-level="2"><text:soft-page-break/>Parameter IDs (ParIDs)</text:h>
      <text:p text:style-name="P27"><draw:frame draw:style-name="fr2" draw:name="Rahmen5" text:anchor-type="paragraph" svg:x="1.8008in" svg:y="0.0598in" svg:width="5.5425in" draw:z-index="24"><draw:text-box fo:min-height="1.3075in"><text:p text:style-name="P39"><draw:frame draw:style-name="fr5" draw:name="Objekt1" text:anchor-type="paragraph" svg:x="0.0028in" svg:y="0.0047in" svg:width="5.5425in" style:rel-width="100%" svg:height="1.0634in" style:rel-height="scale" draw:z-index="25"><draw:object xlink:href="./Object 7" xlink:type="simple" xlink:show="embed" xlink:actuate="onLoad"/><draw:image xlink:href="./ObjectReplacements/Object 7" xlink:type="simple" xlink:show="embed" xlink:actuate="onLoad"/><svg:desc>OLE-object</svg:desc></draw:frame>Figure <text:sequence text:ref-name="refFigure5" text:name="Figure" text:formula="ooow:Figure+1" style:num-format="1">6</text:sequence>: ParID Composition</text:p></draw:text-box></draw:frame></text:p>
      <text:list xml:id="list213503562966719" text:continue-numbering="true" text:style-name="L1">
        <text:list-item>
          <text:p text:style-name="P15">Parameter IDs ensure a dynamic and flexible approach for the handling of sampling values and parameters that are not known in advance and may join the system at any state of operation</text:p>
        </text:list-item>
        <text:list-item>
          <text:p text:style-name="P15">The group ID and the sequence number form a unique identification</text:p>
        </text:list-item>
        <text:list-item>
          <text:p text:style-name="P15">The observable-bit and the type ID encode additional meta-data for every parameter</text:p>
        </text:list-item>
        <text:list-item>
          <text:p text:style-name="P15"><draw:frame draw:style-name="fr1" draw:name="Rahmen10" text:anchor-type="paragraph" svg:x="0.5429in" svg:y="0in" svg:width="8.5319in" draw:z-index="26"><draw:text-box fo:min-height="2.3654in"><text:p text:style-name="Figure"/></draw:text-box></draw:frame><text:soft-page-break/>Observables are read-only sampling values that are sent periodically</text:p>
        </text:list-item>
        <text:list-item>
          <text:p text:style-name="P15">Normal (none-observable) parameters can be set and read by polling</text:p>
        </text:list-item>
        <text:list-item>
          <text:p text:style-name="P15">Parameters are set and read by polling the slave, using the appropriate parameter IDs</text:p>
        </text:list-item>
        <text:list-item>
          <text:p text:style-name="P15">Up to 30 parameters can be set and read with one request/response-sequence</text:p>
        </text:list-item>
      </text:list>
      <text:p text:style-name="P25"/>
      <text:p text:style-name="P17"/>
      <text:p text:style-name="P17"/>
      <text:p text:style-name="P17"/>
      <text:h text:style-name="P35" text:outline-level="2">Observables → Sampling (Frames)</text:h>
      <text:p text:style-name="P17"><draw:frame draw:style-name="fr1" draw:name="Rahmen12" text:anchor-type="paragraph" svg:x="0.5429in" svg:y="0in" svg:width="8.5319in" draw:z-index="27"><draw:text-box fo:min-height="2.3654in"><text:p text:style-name="Figure"><draw:frame draw:style-name="fr5" draw:name="Objekt18" text:anchor-type="paragraph" svg:x="0in" svg:y="-0.0028in" svg:width="8.5311in" style:rel-width="100%" svg:height="2.3543in" style:rel-height="scale" draw:z-index="28"><draw:object xlink:href="./Object 8" xlink:type="simple" xlink:show="embed" xlink:actuate="onLoad"/><draw:image xlink:href="./ObjectReplacements/Object 8" xlink:type="simple" xlink:show="embed" xlink:actuate="onLoad"/><svg:desc>OLE-object</svg:desc></draw:frame>Figure <text:sequence text:ref-name="refFigure6" text:name="Figure" text:formula="ooow:Figure+1" style:num-format="1">7</text:sequence>: Project Overview</text:p></draw:text-box></draw:frame><text:soft-page-break/></text:p>
      <text:list xml:id="list213502310472146" text:continue-numbering="true" text:style-name="L1">
        <text:list-item>
          <text:p text:style-name="P15">Observables are configured once and sampled/sent from the slave to the master at a defined rate without the need for polling the actual value over and over again</text:p>
        </text:list-item>
        <text:list-item>
          <text:p text:style-name="P15">For every observable a different sample-rate can be set (low, medium, high)</text:p>
        </text:list-item>
      </text:list>
      <text:p text:style-name="P17"/>
      <text:p text:style-name="P17"/>
      <text:p text:style-name="P17"><text:soft-page-break/></text:p>
      <text:h text:style-name="P37" text:outline-level="2">Frames (Part 1)</text:h>
      <text:p text:style-name="P31"><draw:frame draw:style-name="fr1" draw:name="Rahmen4" text:anchor-type="paragraph" svg:x="2.4362in" svg:y="-0.0008in" svg:width="5.5425in" draw:z-index="29"><draw:text-box fo:min-height="2.8862in"><text:p text:style-name="Figure"><draw:frame draw:style-name="fr5" draw:name="Objekt2" text:anchor-type="paragraph" svg:x="0in" svg:y="0in" svg:width="5.5425in" style:rel-width="100%" svg:height="3.3339in" style:rel-height="scale" draw:z-index="30"><draw:object xlink:href="./Object 9" xlink:type="simple" xlink:show="embed" xlink:actuate="onLoad"/><draw:image xlink:href="./ObjectReplacements/Object 9" xlink:type="simple" xlink:show="embed" xlink:actuate="onLoad"/><svg:desc>OLE-object</svg:desc></draw:frame>Figure <text:sequence text:ref-name="refFigure7" text:name="Figure" text:formula="ooow:Figure+1" style:num-format="1">8</text:sequence>: Frames over time.</text:p></draw:text-box></draw:frame></text:p>
      <text:list xml:id="list213502410865292" text:continue-numbering="true" text:style-name="L1">
        <text:list-item>
          <text:p text:style-name="P15">The central point of the protocol is the framing mechanism</text:p>
        </text:list-item>
        <text:list-item>
          <text:p text:style-name="P15">This approach is used to ensure a dynamic way of sampling values from sensors and other data sources without knowing their actual constitution in advance</text:p>
        </text:list-item>
        <text:list-item>
          <text:p text:style-name="P15"><text:soft-page-break/>Four frames are sent one after another in a cyclic manner, they are named from A to D</text:p>
        </text:list-item>
      </text:list>
      <text:h text:style-name="P37" text:outline-level="2">Frames (Part 2)</text:h>
      <text:p text:style-name="P31"><draw:frame draw:style-name="fr1" draw:name="Rahmen1" text:anchor-type="paragraph" svg:x="2.4362in" svg:y="-0.0008in" svg:width="5.5425in" draw:z-index="31"><draw:text-box fo:min-height="2.8862in"><text:p text:style-name="Figure"><draw:frame draw:style-name="fr5" draw:name="Objekt8" text:anchor-type="paragraph" svg:x="0in" svg:y="0in" svg:width="5.5425in" style:rel-width="100%" svg:height="3.3339in" style:rel-height="scale" draw:z-index="32"><draw:object xlink:href="./Object 10" xlink:type="simple" xlink:show="embed" xlink:actuate="onLoad"/><draw:image xlink:href="./ObjectReplacements/Object 10" xlink:type="simple" xlink:show="embed" xlink:actuate="onLoad"/><svg:desc>OLE-object</svg:desc></draw:frame>Figure <text:sequence text:ref-name="refFigure8" text:name="Figure" text:formula="ooow:Figure+1" style:num-format="1">9</text:sequence>: Frames over time.</text:p></draw:text-box></draw:frame></text:p>
      <text:list xml:id="list213502404061172" text:continue-numbering="true" text:style-name="L1">
        <text:list-item>
          <text:p text:style-name="P15">After a super-period the frames will be repeated, holding the updated sampling values</text:p>
        </text:list-item>
        <text:list-item>
          <text:p text:style-name="P15"><text:soft-page-break/>Between the frames there must be an adequate inter-frame space called gap</text:p>
        </text:list-item>
        <text:list-item>
          <text:p text:style-name="P15">The transmission of a packet with its trailing gap is called a sub-period</text:p>
        </text:list-item>
        <text:list-item>
          <text:p text:style-name="P15">The super-/sub-period is dependent from the baud-rates and user settings</text:p>
        </text:list-item>
      </text:list>
      <text:h text:style-name="P37" text:outline-level="2">Frames (Part 3)</text:h>
      <text:p text:style-name="P31"><draw:frame draw:style-name="fr1" draw:name="Rahmen3" text:anchor-type="paragraph" svg:x="2.4362in" svg:y="-0.0008in" svg:width="5.5425in" draw:z-index="33"><draw:text-box fo:min-height="2.8862in"><text:p text:style-name="Figure"><draw:frame draw:style-name="fr5" draw:name="Objekt11" text:anchor-type="paragraph" svg:x="0in" svg:y="0in" svg:width="5.5425in" style:rel-width="100%" svg:height="3.3339in" style:rel-height="scale" draw:z-index="34"><draw:object xlink:href="./Object 11" xlink:type="simple" xlink:show="embed" xlink:actuate="onLoad"/><draw:image xlink:href="./ObjectReplacements/Object 11" xlink:type="simple" xlink:show="embed" xlink:actuate="onLoad"/><svg:desc>OLE-object</svg:desc></draw:frame>Figure <text:sequence text:ref-name="refFigure9" text:name="Figure" text:formula="ooow:Figure+1" style:num-format="1">10</text:sequence>: Frames over time.</text:p></draw:text-box></draw:frame></text:p>
      <text:list xml:id="list213502233191006" text:continue-numbering="true" text:style-name="L1">
        <text:list-item>
          <text:p text:style-name="P15"><text:soft-page-break/>There are a few constraints on those parameters:</text:p>
        </text:list-item>
      </text:list>
      <text:list xml:id="list3080340978655651056" text:style-name="L4">
        <text:list-item>
          <text:p text:style-name="P19"><draw:frame draw:style-name="fr4" draw:name="Objekt3" text:anchor-type="as-char" svg:width="1.0937in" svg:height="0.2091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19"><draw:frame draw:style-name="fr4" draw:name="Objekt4" text:anchor-type="as-char" svg:width="3.1217in" svg:height="0.2091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</text:list>
      <text:list xml:id="list5525418812171464111" text:style-name="L5">
        <text:list-item>
          <text:p text:style-name="P20"><draw:frame draw:style-name="fr4" draw:name="Objekt5" text:anchor-type="as-char" svg:width="2.6783in" svg:height="0.2091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</text:list>
      <text:p text:style-name="P16"/>
      <text:h text:style-name="P38" text:outline-level="2">Frames (Part 4)</text:h>
      <text:p text:style-name="P18"><draw:frame draw:style-name="fr1" draw:name="Rahmen9" text:anchor-type="paragraph" svg:x="2.4362in" svg:y="-0.0008in" svg:width="5.5425in" draw:z-index="35"><draw:text-box fo:min-height="2.8862in"><text:p text:style-name="Figure"><draw:frame draw:style-name="fr5" draw:name="Objekt12" text:anchor-type="paragraph" svg:x="0in" svg:y="0in" svg:width="5.5425in" style:rel-width="100%" svg:height="3.3339in" style:rel-height="scale" draw:z-index="36"><draw:object xlink:href="./Object 12" xlink:type="simple" xlink:show="embed" xlink:actuate="onLoad"/><draw:image xlink:href="./ObjectReplacements/Object 12" xlink:type="simple" xlink:show="embed" xlink:actuate="onLoad"/><svg:desc>OLE-object</svg:desc></draw:frame>Figure <text:sequence text:ref-name="refFigure10" text:name="Figure" text:formula="ooow:Figure+1" style:num-format="1">11</text:sequence>: Frames over time.</text:p></draw:text-box></draw:frame></text:p>
      <text:list xml:id="list213503044990283" text:continue-list="list213502233191006" text:style-name="L1">
        <text:list-item>
          <text:p text:style-name="P14"><text:soft-page-break/>The highest possible sample-rate is T<text:span text:style-name="T4">SUB</text:span> (sampling a value in A, B, C <text:span text:style-name="T8">and</text:span> D)</text:p>
        </text:list-item>
        <text:list-item>
          <text:p text:style-name="P14">The lowest possible sample-rate is T<text:span text:style-name="T4">SUPER</text:span> (sampling a value in A, B, C, <text:span text:style-name="T8">or</text:span> D</text:p>
        </text:list-item>
        <text:list-item>
          <text:p text:style-name="P24">There is a third possible sample-rate in between (two times TSUB by sampling a value in the frames (A and C) or (B and D))</text:p>
        </text:list-item>
      </text:list>
      <text:h text:style-name="P33" text:outline-level="1">Example and Explanation</text:h>
      <text:p text:style-name="P18"><draw:frame draw:style-name="fr3" draw:name="Rahmen14" text:anchor-type="paragraph" svg:x="0.4075in" svg:y="0in" svg:width="7.3547in" draw:z-index="37"><draw:text-box fo:min-height="3.4484in"><text:p text:style-name="Figure"><draw:frame draw:style-name="fr6" draw:name="Objekt15" text:anchor-type="paragraph" svg:x="0.0016in" svg:y="0.0008in" svg:width="7.3543in" style:rel-width="100%" svg:height="3.448in" style:rel-height="scale" draw:z-index="38"><draw:object xlink:href="./Object 13" xlink:type="simple" xlink:show="embed" xlink:actuate="onLoad"/><draw:image xlink:href="./ObjectReplacements/Object 13" xlink:type="simple" xlink:show="embed" xlink:actuate="onLoad"/><svg:desc>OLE-object</svg:desc></draw:frame>Figure <text:sequence text:ref-name="refFigure11" text:name="Figure" text:formula="ooow:Figure+1" style:num-format="1">12</text:sequence>: Frame Example</text:p></draw:text-box></draw:frame><text:soft-page-break/></text:p>
      <text:list xml:id="list213501870779949" text:continue-numbering="true" text:style-name="L1">
        <text:list-item>
          <text:p text:style-name="P14">T<text:span text:style-name="T4">SUB</text:span> = 20ms (configured)<text:tab/><text:tab/><text:tab/><text:tab/>T<text:span text:style-name="T4">accX</text:span> = T<text:span text:style-name="T4">SUB</text:span> = 20ms (high)</text:p>
        </text:list-item>
        <text:list-item>
          <text:p text:style-name="P14">T<text:span text:style-name="T4">accY</text:span> = 2*T<text:span text:style-name="T4">SUB</text:span> = 40ms (medium)<text:tab/><text:tab/><text:tab/>T<text:span text:style-name="T4">accZ</text:span> = 4*T<text:span text:style-name="T4">SUB</text:span> = 80ms (low)</text:p>
        </text:list-item>
        <text:list-item>
          <text:p text:style-name="P26">ParID(accX) = 0xD001 = 1101 0000 0000 0001<text:span text:style-name="T4">(2)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Sprechblasen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style:contextual-spacing="false" fo:keep-together="always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a" style:family="paragraph" style:parent-style-name="Standard">
      <style:paragraph-properties fo:margin-top="0.0417in" fo:margin-bottom="0.0417in" style:contextual-spacing="false" fo:line-height="100%" fo:text-align="justify" style:justify-single-word="fals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size-complex="10pt"/>
    </style:style>
    <style:style style:name="Abbildungsverzeichnis" style:family="paragraph" style:parent-style-name="Standard" style:next-style-name="Standard"/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3055in"/>
          <style:tab-stop style:position="6.261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zxx" fo:country="none" fo:font-weight="bold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Verdana" fo:font-family="Verdana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size-complex="8pt"/>
    </style:style>
    <style:style style:name="comments" style:family="paragraph" style:parent-style-name="Standard">
      <style:paragraph-properties fo:margin-top="0.0835in" fo:margin-bottom="0in" style:contextual-spacing="false" fo:line-height="100%" fo:hyphenation-ladder-count="no-limit"/>
      <style:text-properties style:font-name="Arial" fo:font-family="Arial" style:font-family-generic="swiss" style:font-pitch="variable" fo:language="en" fo:country="AU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_20_Zchn_20_Zchn2" style:display-name=" Zchn Zchn2" style:family="text" style:parent-style-name="Absatz-Standardschriftart"/>
    <style:style style:name="_20_Zchn_20_Zchn1" style:display-name=" Zchn Zchn1" style:family="text" style:parent-style-name="Absatz-Standardschriftart"/>
    <style:style style:name="_20_Zchn_20_Zchn" style:display-name=" Zchn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_20_Char" style:display-name="No Spacing Char" style:family="text" style:parent-style-name="Absatz-Standardschriftart">
      <style:text-properties fo:font-size="11pt" fo:language="de" fo:country="DE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_20_Zchn_20_Zchn11" style:display-name=" Zchn Zchn11" style:family="text" style:parent-style-name="Absatz-Standardschriftar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_20_Zchn_20_Zchn10" style:display-name=" Zchn Zchn10" style:family="text" style:parent-style-name="Absatz-Standardschriftar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/>
    </style:style>
    <style:style style:name="_20_Zchn_20_Zchn9" style:display-name=" Zchn Zchn9" style:family="text" style:parent-style-name="Absatz-Standardschriftar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_20_Zchn_20_Zchn8" style:display-name=" Zchn Zchn8" style:family="text" style:parent-style-name="Absatz-Standardschriftart">
      <style:text-properties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/>
    </style:style>
    <style:style style:name="_20_Zchn_20_Zchn7" style:display-name=" Zchn Zchn7" style:family="text" style:parent-style-name="Absatz-Standardschriftart">
      <style:text-properties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_20_Zchn_20_Zchn6" style:display-name=" Zchn Zchn6" style:family="text" style:parent-style-name="Absatz-Standardschriftart">
      <style:text-properties fo:font-size="11pt" fo:font-weight="bold" style:font-name-asian="Times New Roman" style:font-family-asian="'Times New Roman'" style:font-family-generic-asian="roman" style:font-pitch-asian="variable" style:font-size-asian="11pt" style:font-weight-asian="bold" style:font-size-complex="11pt" style:font-weight-complex="bold"/>
    </style:style>
    <style:style style:name="_20_Zchn_20_Zchn5" style:display-name=" Zchn Zchn5" style:family="text" style:parent-style-name="Absatz-Standardschriftar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_20_Zchn_20_Zchn4" style:display-name=" Zchn Zchn4" style:family="text" style:parent-style-name="Absatz-Standardschriftart">
      <style:text-properties fo:font-size="12pt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font-style-complex="italic"/>
    </style:style>
    <style:style style:name="_20_Zchn_20_Zchn3" style:display-name=" Zchn Zchn3" style:family="text" style:parent-style-name="Absatz-Standardschriftar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size-complex="11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reg_5f_new1" style:display-name="reg_new1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ahoma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2.4583in" fo:margin-right="0in" fo:text-indent="-2.4583in" style:auto-text-indent="false"/>
    </style:style>
    <style:style style:name="MP2" style:family="paragraph" style:parent-style-name="Header">
      <style:paragraph-properties fo:margin-left="2.4583in" fo:margin-right="0in" fo:text-indent="-2.4583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MP3" style:family="paragraph">
      <style:paragraph-properties style:writing-mode="lr-tb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MT2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MT3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Mgr1" style:family="graphic">
      <style:graphic-properties draw:stroke="solid" svg:stroke-width="0.0102in" svg:stroke-color="#ffffff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1.6929in" fo:page-height="8.2681in" style:num-format="1" style:print-orientation="landscape" fo:margin-top="0.4917in" fo:margin-bottom="0.4917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5083in" fo:margin-left="0in" fo:margin-right="0in" fo:margin-top="0.469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aliquad – </text:span><text:span text:style-name="MT2">The analyzing software for the Quadrocopter!</text:span><text:span text:style-name="MT1"><text:tab/><text:tab/><text:tab/><text:tab/></text:span><text:span text:style-name="MT3">Hochschule Esslingen</text:span></text:p>
        <text:p text:style-name="MP2"><text:tab/><text:tab/><text:tab/><text:tab/><text:tab/><text:tab/>University of Applied Sciences<draw:custom-shape text:anchor-type="char" draw:z-index="12" draw:style-name="Mgr1" draw:text-style-name="MP3" svg:width="0.4406in" svg:height="0.1913in" svg:x="5.8154in" svg:y="-0.1591in"><text:p/><draw:enhanced-geometry svg:viewBox="0 0 21600 21600" draw:type="rectangle" draw:enhanced-path="M 0 0 L 21600 0 21600 21600 0 21600 0 0 Z N"/></draw:custom-shape></text:p>
      </style:header>
      <style:footer>
        <text:p text:style-name="MP4">Präsentation der Studienarbeit von Manuel Stübler<text:tab/><text:tab/><text:tab/><text:tab/><text:tab/><text:tab/><text:tab/><text:tab/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on Bickel</meta:initial-creator>
    <meta:creation-date>2009-04-12T12:09:00</meta:creation-date>
    <dc:creator>Vikas Agrawal</dc:creator>
    <dc:date>2017-05-15T21:35:01.717877993</dc:date>
    <meta:print-date>2009-05-19T21:45:00</meta:print-date>
    <meta:editing-cycles>440</meta:editing-cycles>
    <meta:generator>LibreOffice/4.2.8.2$Linux_X86_64 LibreOffice_project/420m0$Build-2</meta:generator>
    <meta:editing-duration>P1DT3H42M52S</meta:editing-duration>
    <meta:document-statistic meta:table-count="0" meta:image-count="0" meta:object-count="13" meta:page-count="13" meta:paragraph-count="62" meta:word-count="543" meta:character-count="3085" meta:non-whitespace-character-count="2611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SUPER</mi>
      </msub>
      <mo stretchy="false">=</mo>
      <mrow>
        <mn>4</mn>
        <mo stretchy="false">⋅</mo>
        <msub>
          <mi>T</mi>
          <mstyle mathvariant="italic">
            <mtext>SUB</mtext>
          </mstyle>
        </msub>
      </mrow>
    </mrow>
    <annotation encoding="StarMath 5.0">T_SUPER = 4 cdot T_ital"SUB"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2.5cm" svg:y="3cm">
          <text:p text:style-name="P1"><text:span text:style-name="T1">A</text:span></text:p>
        </draw:rect>
        <draw:line draw:style-name="gr2" draw:text-style-name="P1" draw:layer="layout" svg:x1="2cm" svg:y1="7.5cm" svg:x2="13.5cm" svg:y2="7.5cm">
          <text:p/>
        </draw:line>
        <draw:line draw:style-name="gr2" draw:text-style-name="P1" draw:layer="layout" svg:x1="2cm" svg:y1="7.5cm" svg:x2="2cm" svg:y2="2cm">
          <text:p/>
        </draw:line>
        <draw:frame draw:style-name="gr3" draw:layer="layout" svg:width="1.5cm" svg:height="1.25cm" svg:x="12cm" svg:y="4cm">
          <draw:text-box>
            <text:p>. . .</text:p>
          </draw:text-box>
        </draw:frame>
        <draw:frame draw:style-name="gr3" draw:layer="layout" svg:width="2cm" svg:height="1.25cm" svg:x="11cm" svg:y="7.5cm">
          <draw:text-box>
            <text:p>Time</text:p>
          </draw:text-box>
        </draw:frame>
        <draw:rect draw:style-name="gr1" draw:text-style-name="P2" draw:layer="layout" svg:width="1cm" svg:height="1cm" svg:x="4.5cm" svg:y="4cm">
          <text:p text:style-name="P1"><text:span text:style-name="T1">B</text:span></text:p>
        </draw:rect>
        <draw:rect draw:style-name="gr1" draw:text-style-name="P3" draw:layer="layout" svg:width="1cm" svg:height="1cm" svg:x="6.5cm" svg:y="5cm">
          <text:p text:style-name="P1"><text:span text:style-name="T2">C</text:span></text:p>
        </draw:rect>
        <draw:rect draw:style-name="gr1" draw:text-style-name="P3" draw:layer="layout" svg:width="1cm" svg:height="1cm" svg:x="8.5cm" svg:y="6cm">
          <text:p text:style-name="P1"><text:span text:style-name="T2">D</text:span></text:p>
        </draw:rect>
        <draw:rect draw:style-name="gr1" draw:text-style-name="P3" draw:layer="layout" svg:width="1cm" svg:height="1cm" svg:x="10.5cm" svg:y="3cm">
          <text:p text:style-name="P1"><text:span text:style-name="T2">A</text:span></text:p>
        </draw:rect>
        <draw:frame draw:style-name="gr3" draw:layer="layout" svg:width="3cm" svg:height="1.25cm" draw:transform="rotate (1.5707963267949) translate (1cm 5.5cm)">
          <draw:text-box>
            <text:p><text:span text:style-name="T3">Frames</text:span></text:p>
          </draw:text-box>
        </draw:frame>
        <draw:measure draw:style-name="gr4" draw:text-style-name="P1" draw:layer="measurelines" svg:x1="5.501cm" svg:y1="4cm" svg:x2="6.501cm" svg:y2="4cm">
          <text:p text:style-name="P4"><text:span text:style-name="T4"><text:measure text:kind="gap"/></text:span><text:span text:style-name="T4">T</text:span><text:span text:style-name="T5">GAP,B</text:span></text:p>
        </draw:measure>
        <draw:measure draw:style-name="gr4" draw:text-style-name="P1" draw:layer="measurelines" svg:x1="2.5cm" svg:y1="3cm" svg:x2="10.5cm" svg:y2="3cm">
          <text:p text:style-name="P4"><text:span text:style-name="T4"><text:measure text:kind="gap"/></text:span><text:span text:style-name="T4">T</text:span><text:span text:style-name="T5">SUPER</text:span></text:p>
        </draw:measure>
        <draw:measure draw:style-name="gr4" draw:text-style-name="P1" draw:layer="measurelines" svg:x1="8.5cm" svg:y1="5.6cm" svg:x2="10.5cm" svg:y2="5.6cm">
          <text:p text:style-name="P4"><text:span text:style-name="T4"><text:measure text:kind="gap"/></text:span><text:span text:style-name="T4">T</text:span><text:span text:style-name="T5">SUB</text:span></text:p>
        </draw:measure>
        <draw:measure draw:style-name="gr4" draw:text-style-name="P1" draw:layer="measurelines" svg:x1="4.501cm" svg:y1="6.1cm" svg:x2="5.501cm" svg:y2="6.1cm">
          <text:p text:style-name="P4"><text:span text:style-name="T4"><text:measure text:kind="gap"/></text:span><text:span text:style-name="T4">T</text:span><text:span text:style-name="T5">FRAME,B</text:span></text:p>
        </draw:measur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2.5cm" svg:y="3cm">
          <text:p text:style-name="P1"><text:span text:style-name="T1">A</text:span></text:p>
        </draw:rect>
        <draw:line draw:style-name="gr2" draw:text-style-name="P1" draw:layer="layout" svg:x1="2cm" svg:y1="7.5cm" svg:x2="13.5cm" svg:y2="7.5cm">
          <text:p/>
        </draw:line>
        <draw:line draw:style-name="gr2" draw:text-style-name="P1" draw:layer="layout" svg:x1="2cm" svg:y1="7.5cm" svg:x2="2cm" svg:y2="2cm">
          <text:p/>
        </draw:line>
        <draw:frame draw:style-name="gr3" draw:layer="layout" svg:width="1.5cm" svg:height="1.25cm" svg:x="12cm" svg:y="4cm">
          <draw:text-box>
            <text:p>. . .</text:p>
          </draw:text-box>
        </draw:frame>
        <draw:frame draw:style-name="gr3" draw:layer="layout" svg:width="2cm" svg:height="1.25cm" svg:x="11cm" svg:y="7.5cm">
          <draw:text-box>
            <text:p>Time</text:p>
          </draw:text-box>
        </draw:frame>
        <draw:rect draw:style-name="gr1" draw:text-style-name="P2" draw:layer="layout" svg:width="1cm" svg:height="1cm" svg:x="4.5cm" svg:y="4cm">
          <text:p text:style-name="P1"><text:span text:style-name="T1">B</text:span></text:p>
        </draw:rect>
        <draw:rect draw:style-name="gr1" draw:text-style-name="P3" draw:layer="layout" svg:width="1cm" svg:height="1cm" svg:x="6.5cm" svg:y="5cm">
          <text:p text:style-name="P1"><text:span text:style-name="T2">C</text:span></text:p>
        </draw:rect>
        <draw:rect draw:style-name="gr1" draw:text-style-name="P3" draw:layer="layout" svg:width="1cm" svg:height="1cm" svg:x="8.5cm" svg:y="6cm">
          <text:p text:style-name="P1"><text:span text:style-name="T2">D</text:span></text:p>
        </draw:rect>
        <draw:rect draw:style-name="gr1" draw:text-style-name="P3" draw:layer="layout" svg:width="1cm" svg:height="1cm" svg:x="10.5cm" svg:y="3cm">
          <text:p text:style-name="P1"><text:span text:style-name="T2">A</text:span></text:p>
        </draw:rect>
        <draw:frame draw:style-name="gr3" draw:layer="layout" svg:width="3cm" svg:height="1.25cm" draw:transform="rotate (1.5707963267949) translate (1cm 5.5cm)">
          <draw:text-box>
            <text:p><text:span text:style-name="T3">Frames</text:span></text:p>
          </draw:text-box>
        </draw:frame>
        <draw:measure draw:style-name="gr4" draw:text-style-name="P1" draw:layer="measurelines" svg:x1="5.501cm" svg:y1="4cm" svg:x2="6.501cm" svg:y2="4cm">
          <text:p text:style-name="P4"><text:span text:style-name="T4"><text:measure text:kind="gap"/></text:span><text:span text:style-name="T4">T</text:span><text:span text:style-name="T5">GAP,B</text:span></text:p>
        </draw:measure>
        <draw:measure draw:style-name="gr4" draw:text-style-name="P1" draw:layer="measurelines" svg:x1="2.5cm" svg:y1="3cm" svg:x2="10.5cm" svg:y2="3cm">
          <text:p text:style-name="P4"><text:span text:style-name="T4"><text:measure text:kind="gap"/></text:span><text:span text:style-name="T4">T</text:span><text:span text:style-name="T5">SUPER</text:span></text:p>
        </draw:measure>
        <draw:measure draw:style-name="gr4" draw:text-style-name="P1" draw:layer="measurelines" svg:x1="8.5cm" svg:y1="5.6cm" svg:x2="10.5cm" svg:y2="5.6cm">
          <text:p text:style-name="P4"><text:span text:style-name="T4"><text:measure text:kind="gap"/></text:span><text:span text:style-name="T4">T</text:span><text:span text:style-name="T5">SUB</text:span></text:p>
        </draw:measure>
        <draw:measure draw:style-name="gr4" draw:text-style-name="P1" draw:layer="measurelines" svg:x1="4.501cm" svg:y1="6.1cm" svg:x2="5.501cm" svg:y2="6.1cm">
          <text:p text:style-name="P4"><text:span text:style-name="T4"><text:measure text:kind="gap"/></text:span><text:span text:style-name="T4">T</text:span><text:span text:style-name="T5">FRAME,B</text:span></text:p>
        </draw:measur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2.5cm" svg:y="3cm">
          <text:p text:style-name="P1"><text:span text:style-name="T1">A</text:span></text:p>
        </draw:rect>
        <draw:line draw:style-name="gr2" draw:text-style-name="P1" draw:layer="layout" svg:x1="2cm" svg:y1="7.5cm" svg:x2="13.5cm" svg:y2="7.5cm">
          <text:p/>
        </draw:line>
        <draw:line draw:style-name="gr2" draw:text-style-name="P1" draw:layer="layout" svg:x1="2cm" svg:y1="7.5cm" svg:x2="2cm" svg:y2="2cm">
          <text:p/>
        </draw:line>
        <draw:frame draw:style-name="gr3" draw:layer="layout" svg:width="1.5cm" svg:height="1.25cm" svg:x="12cm" svg:y="4cm">
          <draw:text-box>
            <text:p>. . .</text:p>
          </draw:text-box>
        </draw:frame>
        <draw:frame draw:style-name="gr3" draw:layer="layout" svg:width="2cm" svg:height="1.25cm" svg:x="11cm" svg:y="7.5cm">
          <draw:text-box>
            <text:p>Time</text:p>
          </draw:text-box>
        </draw:frame>
        <draw:rect draw:style-name="gr1" draw:text-style-name="P2" draw:layer="layout" svg:width="1cm" svg:height="1cm" svg:x="4.5cm" svg:y="4cm">
          <text:p text:style-name="P1"><text:span text:style-name="T1">B</text:span></text:p>
        </draw:rect>
        <draw:rect draw:style-name="gr1" draw:text-style-name="P3" draw:layer="layout" svg:width="1cm" svg:height="1cm" svg:x="6.5cm" svg:y="5cm">
          <text:p text:style-name="P1"><text:span text:style-name="T2">C</text:span></text:p>
        </draw:rect>
        <draw:rect draw:style-name="gr1" draw:text-style-name="P3" draw:layer="layout" svg:width="1cm" svg:height="1cm" svg:x="8.5cm" svg:y="6cm">
          <text:p text:style-name="P1"><text:span text:style-name="T2">D</text:span></text:p>
        </draw:rect>
        <draw:rect draw:style-name="gr1" draw:text-style-name="P3" draw:layer="layout" svg:width="1cm" svg:height="1cm" svg:x="10.5cm" svg:y="3cm">
          <text:p text:style-name="P1"><text:span text:style-name="T2">A</text:span></text:p>
        </draw:rect>
        <draw:frame draw:style-name="gr3" draw:layer="layout" svg:width="3cm" svg:height="1.25cm" draw:transform="rotate (1.5707963267949) translate (1cm 5.5cm)">
          <draw:text-box>
            <text:p><text:span text:style-name="T3">Frames</text:span></text:p>
          </draw:text-box>
        </draw:frame>
        <draw:measure draw:style-name="gr4" draw:text-style-name="P1" draw:layer="measurelines" svg:x1="5.501cm" svg:y1="4cm" svg:x2="6.501cm" svg:y2="4cm">
          <text:p text:style-name="P4"><text:span text:style-name="T4"><text:measure text:kind="gap"/></text:span><text:span text:style-name="T4">T</text:span><text:span text:style-name="T5">GAP,B</text:span></text:p>
        </draw:measure>
        <draw:measure draw:style-name="gr4" draw:text-style-name="P1" draw:layer="measurelines" svg:x1="2.5cm" svg:y1="3cm" svg:x2="10.5cm" svg:y2="3cm">
          <text:p text:style-name="P4"><text:span text:style-name="T4"><text:measure text:kind="gap"/></text:span><text:span text:style-name="T4">T</text:span><text:span text:style-name="T5">SUPER</text:span></text:p>
        </draw:measure>
        <draw:measure draw:style-name="gr4" draw:text-style-name="P1" draw:layer="measurelines" svg:x1="8.5cm" svg:y1="5.6cm" svg:x2="10.5cm" svg:y2="5.6cm">
          <text:p text:style-name="P4"><text:span text:style-name="T4"><text:measure text:kind="gap"/></text:span><text:span text:style-name="T4">T</text:span><text:span text:style-name="T5">SUB</text:span></text:p>
        </draw:measure>
        <draw:measure draw:style-name="gr4" draw:text-style-name="P1" draw:layer="measurelines" svg:x1="4.501cm" svg:y1="6.1cm" svg:x2="5.501cm" svg:y2="6.1cm">
          <text:p text:style-name="P4"><text:span text:style-name="T4"><text:measure text:kind="gap"/></text:span><text:span text:style-name="T4">T</text:span><text:span text:style-name="T5">FRAME,B</text:span></text:p>
        </draw:measur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1cm" svg:x="4.5cm" svg:y="1.9cm">
          <text:p text:style-name="P1">185</text:p>
        </draw:rect>
        <draw:rect draw:style-name="gr1" draw:text-style-name="P1" draw:layer="layout" svg:width="2cm" svg:height="1cm" svg:x="6.5cm" svg:y="1.9cm">
          <text:p text:style-name="P1">-17</text:p>
        </draw:rect>
        <draw:frame draw:style-name="gr2" draw:layer="layout" svg:width="3cm" svg:height="1.25cm" svg:x="1cm" svg:y="2cm">
          <draw:text-box>
            <text:p>Frame A</text:p>
          </draw:text-box>
        </draw:frame>
        <draw:measure draw:style-name="gr3" draw:text-style-name="P1" draw:layer="measurelines" svg:x1="4.5cm" svg:y1="2.5cm" svg:x2="6.5cm" svg:y2="2.5cm">
          <text:p text:style-name="P2"><text:span text:style-name="T1"><text:measure text:kind="gap"/></text:span><text:span text:style-name="T1">accX</text:span></text:p>
        </draw:measure>
        <draw:measure draw:style-name="gr3" draw:text-style-name="P1" draw:layer="layout" svg:x1="6.5cm" svg:y1="2.5cm" svg:x2="8.5cm" svg:y2="2.5cm">
          <text:p text:style-name="P2"><text:span text:style-name="T1"><text:measure text:kind="gap"/></text:span><text:span text:style-name="T1">accY</text:span></text:p>
        </draw:measure>
        <draw:rect draw:style-name="gr1" draw:text-style-name="P1" draw:layer="layout" svg:width="2cm" svg:height="1cm" svg:x="4.5cm" svg:y="4cm">
          <text:p text:style-name="P1">192</text:p>
        </draw:rect>
        <draw:frame draw:style-name="gr2" draw:layer="layout" svg:width="3cm" svg:height="1.25cm" svg:x="1cm" svg:y="4cm">
          <draw:text-box>
            <text:p>Frame B</text:p>
          </draw:text-box>
        </draw:frame>
        <draw:measure draw:style-name="gr3" draw:text-style-name="P1" draw:layer="layout" svg:x1="4.5cm" svg:y1="4.6cm" svg:x2="6.5cm" svg:y2="4.6cm">
          <text:p text:style-name="P2"><text:span text:style-name="T1"><text:measure text:kind="gap"/></text:span><text:span text:style-name="T1">accX</text:span></text:p>
        </draw:measure>
        <draw:rect draw:style-name="gr1" draw:text-style-name="P1" draw:layer="layout" svg:width="2cm" svg:height="1cm" svg:x="4.5cm" svg:y="6.4cm">
          <text:p text:style-name="P1">201</text:p>
        </draw:rect>
        <draw:rect draw:style-name="gr1" draw:text-style-name="P1" draw:layer="layout" svg:width="2cm" svg:height="1cm" svg:x="6.5cm" svg:y="6.4cm">
          <text:p text:style-name="P1">-24</text:p>
        </draw:rect>
        <draw:frame draw:style-name="gr2" draw:layer="layout" svg:width="3cm" svg:height="1.25cm" svg:x="1cm" svg:y="6.25cm">
          <draw:text-box>
            <text:p>Frame C</text:p>
          </draw:text-box>
        </draw:frame>
        <draw:measure draw:style-name="gr3" draw:text-style-name="P1" draw:layer="layout" svg:x1="4.5cm" svg:y1="7cm" svg:x2="6.5cm" svg:y2="7cm">
          <text:p text:style-name="P2"><text:span text:style-name="T1"><text:measure text:kind="gap"/></text:span><text:span text:style-name="T1">accX</text:span></text:p>
        </draw:measure>
        <draw:measure draw:style-name="gr3" draw:text-style-name="P1" draw:layer="layout" svg:x1="6.5cm" svg:y1="7cm" svg:x2="8.5cm" svg:y2="7cm">
          <text:p text:style-name="P2"><text:span text:style-name="T1"><text:measure text:kind="gap"/></text:span><text:span text:style-name="T1">accY</text:span></text:p>
        </draw:measure>
        <draw:rect draw:style-name="gr1" draw:text-style-name="P1" draw:layer="layout" svg:width="2cm" svg:height="1cm" svg:x="4.5cm" svg:y="8.5cm">
          <text:p text:style-name="P1">206</text:p>
        </draw:rect>
        <draw:frame draw:style-name="gr2" draw:layer="layout" svg:width="3cm" svg:height="1.25cm" svg:x="1cm" svg:y="8.5cm">
          <draw:text-box>
            <text:p>Frame D</text:p>
          </draw:text-box>
        </draw:frame>
        <draw:measure draw:style-name="gr3" draw:text-style-name="P1" draw:layer="layout" svg:x1="4.5cm" svg:y1="9.1cm" svg:x2="6.5cm" svg:y2="9.1cm">
          <text:p text:style-name="P2"><text:span text:style-name="T1"><text:measure text:kind="gap"/></text:span><text:span text:style-name="T1">accX</text:span></text:p>
        </draw:measure>
        <draw:rect draw:style-name="gr1" draw:text-style-name="P1" draw:layer="layout" svg:width="2cm" svg:height="1cm" svg:x="8.5cm" svg:y="1.9cm">
          <text:p text:style-name="P1">97</text:p>
        </draw:rect>
        <draw:measure draw:style-name="gr3" draw:text-style-name="P1" draw:layer="layout" svg:x1="8.5cm" svg:y1="2.5cm" svg:x2="10.5cm" svg:y2="2.5cm">
          <text:p text:style-name="P2"><text:span text:style-name="T1"><text:measure text:kind="gap"/></text:span><text:span text:style-name="T1">accZ</text:span></text:p>
        </draw:measure>
        <draw:frame draw:style-name="gr2" draw:layer="layout" svg:width="8.5cm" svg:height="1.25cm" svg:x="11cm" svg:y="2cm">
          <draw:text-box>
            <text:p>MsgID = 0x30; Length = 6</text:p>
          </draw:text-box>
        </draw:frame>
        <draw:frame draw:style-name="gr2" draw:layer="layout" svg:width="8.5cm" svg:height="1.25cm" svg:x="11cm" svg:y="4cm">
          <draw:text-box>
            <text:p>MsgID = 0x31; Length = 2</text:p>
          </draw:text-box>
        </draw:frame>
        <draw:frame draw:style-name="gr2" draw:layer="layout" svg:width="8.5cm" svg:height="1.25cm" svg:x="11cm" svg:y="6.25cm">
          <draw:text-box>
            <text:p>MsgID = 0x32; Length = 4</text:p>
          </draw:text-box>
        </draw:frame>
        <draw:frame draw:style-name="gr2" draw:layer="layout" svg:width="8.5cm" svg:height="1.25cm" svg:x="11cm" svg:y="8.5cm">
          <draw:text-box>
            <text:p>MsgID = 0x33; Length = 4</text:p>
          </draw:text-box>
        </draw:fram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row>
        <msub>
          <mi>T</mi>
          <mstyle mathvariant="italic">
            <mtext>SUB</mtext>
          </mstyle>
        </msub>
        <mo stretchy="false">=</mo>
        <mrow>
          <msub>
            <mi>T</mi>
            <mrow>
              <mi mathvariant="italic">GAP</mi>
              <mi>,</mi>
              <mi>i</mi>
            </mrow>
          </msub>
          <mo stretchy="false">+</mo>
          <msub>
            <mi>T</mi>
            <mrow>
              <mi mathvariant="italic">FRAME</mi>
              <mi>,</mi>
              <mi>i</mi>
            </mrow>
          </msub>
        </mrow>
      </mrow>
      <mspace width="0.5em"/>
      <mi mathvariant="italic">with</mi>
      <mspace width="0.5em"/>
      <mi>i</mi>
      <mrow>
        <mspace width="0.5em"/>
        <mo stretchy="false">∈</mo>
        <mspace width="0.5em"/>
      </mrow>
      <mtext>{A, B, C, D}</mtext>
    </mrow>
    <annotation encoding="StarMath 5.0">T_ital"SUB" = T_{GAP,i} + T_{FRAME,i} ` with ` i ` in ` "{A, B, C, D}"</annotation>
  </semantics>
</math>
</file>

<file path=Object 3/content.xml><?xml version="1.0" encoding="utf-8"?>
<math xmlns="http://www.w3.org/1998/Math/MathML" display="block">
  <semantics>
    <mrow>
      <mrow>
        <msub>
          <mi>T</mi>
          <mrow>
            <mi mathvariant="italic">GAP</mi>
            <mi>,</mi>
            <mi>i</mi>
          </mrow>
        </msub>
        <mo stretchy="false">≈</mo>
        <msub>
          <mi>T</mi>
          <mrow>
            <mi mathvariant="italic">FRAME</mi>
            <mi>,</mi>
            <mi>i</mi>
          </mrow>
        </msub>
      </mrow>
      <mspace width="0.5em"/>
      <mi mathvariant="italic">with</mi>
      <mspace width="0.5em"/>
      <mi>i</mi>
      <mrow>
        <mspace width="0.5em"/>
        <mo stretchy="false">∈</mo>
        <mspace width="0.5em"/>
      </mrow>
      <mtext>{A, B, C, D}</mtext>
    </mrow>
    <annotation encoding="StarMath 5.0">T_{GAP,i} approx T_{FRAME,i} ` with ` i ` in ` "{A, B, C, D}"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2.5cm" svg:x="2cm" svg:y="3.5cm">
          <text:p text:style-name="P1">Quadrocopter</text:p>
        </draw:rect>
        <draw:rect draw:style-name="gr1" draw:text-style-name="P1" draw:layer="layout" svg:width="5cm" svg:height="2.463cm" svg:x="14cm" svg:y="3.537cm">
          <text:p text:style-name="P1">Notebook</text:p>
        </draw:rect>
        <draw:line draw:style-name="gr2" draw:text-style-name="P1" draw:layer="layout" svg:x1="6.5cm" svg:y1="3.5cm" svg:x2="6.5cm" svg:y2="2.5cm">
          <text:p/>
        </draw:line>
        <draw:line draw:style-name="gr2" draw:text-style-name="P1" draw:layer="layout" svg:x1="14.5cm" svg:y1="3.537cm" svg:x2="14.5cm" svg:y2="2.537cm">
          <text:p/>
        </draw:line>
        <draw:path draw:style-name="gr3" draw:text-style-name="P1" draw:layer="layout" svg:width="0.646cm" svg:height="0.893cm" draw:transform="rotate (1.10706234453979) translate (5.99999999300719cm 2.44399999650284cm)" svg:viewBox="0 0 647 894" svg:d="m0 12919c1118 0 447 894 447 894">
          <text:p/>
        </draw:path>
        <draw:path draw:style-name="gr3" draw:text-style-name="P1" draw:layer="layout" svg:width="0.646cm" svg:height="0.893cm" draw:transform="rotate (1.10706234453979) translate (5.99999999300719cm 1.99999999650284cm)" svg:viewBox="0 0 647 894" svg:d="m0 12522c1118 0 447 894 447 894">
          <text:p/>
        </draw:path>
        <draw:path draw:style-name="gr3" draw:text-style-name="P1" draw:layer="layout" svg:width="0.646cm" svg:height="0.894cm" draw:transform="rotate (1.10706234453979) translate (13.9999999930072cm 2.53699999650284cm)" svg:viewBox="0 0 647 895" svg:d="m0 27312c1118 0 447 895 447 895">
          <text:p/>
        </draw:path>
        <draw:path draw:style-name="gr3" draw:text-style-name="P1" draw:layer="layout" svg:width="0.646cm" svg:height="0.894cm" draw:transform="rotate (1.10706234453979) translate (13.9999999930072cm 2.09299999650284cm)" svg:viewBox="0 0 647 895" svg:d="m0 26915c1118 0 447 895 447 895">
          <text:p/>
        </draw:path>
        <draw:frame draw:style-name="gr4" draw:text-style-name="P2" draw:layer="layout" svg:width="5cm" svg:height="0.963cm" svg:x="2cm" svg:y="6.037cm">
          <draw:text-box>
            <text:p text:style-name="P2">Slave / Target</text:p>
          </draw:text-box>
        </draw:frame>
        <draw:frame draw:style-name="gr4" draw:text-style-name="P2" draw:layer="layout" svg:width="5cm" svg:height="0.963cm" svg:x="14cm" svg:y="6.037cm">
          <draw:text-box>
            <text:p text:style-name="P2">Master / Host</text:p>
          </draw:text-box>
        </draw:frame>
        <draw:line draw:style-name="gr5" draw:text-style-name="P1" draw:layer="layout" svg:x1="13.5cm" svg:y1="3cm" svg:x2="7.5cm" svg:y2="3.5cm">
          <text:p/>
        </draw:line>
        <draw:line draw:style-name="gr5" draw:text-style-name="P1" draw:layer="layout" svg:x1="7.5cm" svg:y1="4cm" svg:x2="13.5cm" svg:y2="4.5cm">
          <text:p/>
        </draw:line>
        <draw:frame draw:style-name="gr6" draw:layer="layout" svg:width="3cm" svg:height="1.25cm" svg:x="9cm" svg:y="2.25cm">
          <draw:text-box>
            <text:p text:style-name="P3">Request</text:p>
          </draw:text-box>
        </draw:frame>
        <draw:frame draw:style-name="gr6" draw:layer="layout" svg:width="3.5cm" svg:height="1.25cm" svg:x="9cm" svg:y="3.25cm">
          <draw:text-box>
            <text:p text:style-name="P3">Response</text:p>
          </draw:text-box>
        </draw:frame>
        <draw:line draw:style-name="gr5" draw:text-style-name="P1" draw:layer="layout" svg:x1="7.5cm" svg:y1="5.5cm" svg:x2="13.5cm" svg:y2="6cm">
          <text:p/>
        </draw:line>
        <draw:frame draw:style-name="gr6" draw:layer="layout" svg:width="3cm" svg:height="1.25cm" svg:x="9cm" svg:y="4.75cm">
          <draw:text-box>
            <text:p text:style-name="P3">Frames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5cm" svg:height="1cm" svg:x="5.5cm" svg:y="2.5cm">
          <text:p text:style-name="P1">MsgID</text:p>
        </draw:rect>
        <draw:rect draw:style-name="gr1" draw:text-style-name="P1" draw:layer="layout" svg:width="2.5cm" svg:height="1cm" svg:x="8cm" svg:y="2.5cm">
          <text:p text:style-name="P1">Length</text:p>
        </draw:rect>
        <draw:rect draw:style-name="gr1" draw:text-style-name="P1" draw:layer="layout" svg:width="5.5cm" svg:height="1cm" svg:x="10.5cm" svg:y="2.5cm">
          <text:p text:style-name="P1">Payload</text:p>
        </draw:rect>
        <draw:rect draw:style-name="gr1" draw:text-style-name="P1" draw:layer="layout" svg:width="3.5cm" svg:height="1cm" svg:x="15.5cm" svg:y="2.5cm">
          <text:p text:style-name="P1">Checksum</text:p>
        </draw:rect>
        <draw:measure draw:style-name="gr2" draw:text-style-name="P1" draw:layer="measurelines" svg:x1="5.5cm" svg:y1="3cm" svg:x2="8cm" svg:y2="3cm">
          <text:p text:style-name="P2"><text:span text:style-name="T1">1 Byte</text:span></text:p>
        </draw:measure>
        <draw:measure draw:style-name="gr2" draw:text-style-name="P1" draw:layer="measurelines" svg:x1="8cm" svg:y1="3cm" svg:x2="10.5cm" svg:y2="3cm">
          <text:p text:style-name="P2"><text:span text:style-name="T1">1 Byte</text:span></text:p>
        </draw:measure>
        <draw:measure draw:style-name="gr2" draw:text-style-name="P1" draw:layer="measurelines" svg:x1="10.5cm" svg:y1="3cm" svg:x2="15.5cm" svg:y2="3cm">
          <text:p text:style-name="P2"><text:span text:style-name="T1"><text:measure text:kind="gap"/></text:span><text:span text:style-name="T1">0..60 Bytes</text:span></text:p>
        </draw:measure>
        <draw:measure draw:style-name="gr2" draw:text-style-name="P1" draw:layer="measurelines" svg:x1="15.5cm" svg:y1="3cm" svg:x2="19cm" svg:y2="3cm">
          <text:p text:style-name="P2"><text:span text:style-name="T1">2 Bytes</text:span></text:p>
        </draw:measure>
        <draw:measure draw:style-name="gr2" draw:text-style-name="P1" draw:layer="measurelines" svg:x1="19cm" svg:y1="3.4cm" svg:x2="5.5cm" svg:y2="3.4cm">
          <text:p text:style-name="P2"><text:span text:style-name="T1">up to 64 Bytes per packet</text:span><text:span text:style-name="T1"><text:measure text:kind="gap"/></text:span></text:p>
        </draw:measur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1cm" svg:x="1.5cm" svg:y="2.5cm">
          <text:p text:style-name="P1">Error Code</text:p>
        </draw:rect>
        <draw:rect draw:style-name="gr1" draw:text-style-name="P1" draw:layer="layout" svg:width="5.5cm" svg:height="1cm" svg:x="5cm" svg:y="2.5cm">
          <text:p text:style-name="P1">Response Data</text:p>
        </draw:rect>
        <draw:measure draw:style-name="gr2" draw:text-style-name="P1" draw:layer="layout" svg:x1="1.5cm" svg:y1="3cm" svg:x2="5cm" svg:y2="3cm">
          <text:p text:style-name="P2"><text:span text:style-name="T1">1 Byte</text:span></text:p>
        </draw:measure>
        <draw:measure draw:style-name="gr2" draw:text-style-name="P1" draw:layer="layout" svg:x1="5cm" svg:y1="3cm" svg:x2="10.5cm" svg:y2="3cm">
          <text:p text:style-name="P2"><text:span text:style-name="T1"><text:measure text:kind="gap"/></text:span><text:span text:style-name="T1">0..59 Bytes</text:span></text:p>
        </draw:measure>
        <draw:measure draw:style-name="gr2" draw:text-style-name="P1" draw:layer="layout" svg:x1="10.5cm" svg:y1="3.5cm" svg:x2="1.5cm" svg:y2="3.5cm">
          <text:p text:style-name="P1">up to 60 Bytes payload data</text:p>
        </draw:measur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1cm" svg:x="2.5cm" svg:y="3cm">
          <text:p text:style-name="P1">Obs</text:p>
        </draw:rect>
        <draw:rect draw:style-name="gr1" draw:text-style-name="P1" draw:layer="layout" svg:width="2cm" svg:height="1cm" svg:x="4.5cm" svg:y="3cm">
          <text:p text:style-name="P1">Type</text:p>
        </draw:rect>
        <draw:rect draw:style-name="gr1" draw:text-style-name="P1" draw:layer="layout" svg:width="2.5cm" svg:height="1cm" svg:x="6.5cm" svg:y="3cm">
          <text:p text:style-name="P1">Group</text:p>
        </draw:rect>
        <draw:rect draw:style-name="gr1" draw:text-style-name="P1" draw:layer="layout" svg:width="4cm" svg:height="1cm" svg:x="9cm" svg:y="3cm">
          <text:p text:style-name="P1">Sequence</text:p>
        </draw:rect>
        <draw:measure draw:style-name="gr2" draw:text-style-name="P1" draw:layer="measurelines" svg:x1="2.5cm" svg:y1="3.5cm" svg:x2="4.5cm" svg:y2="3.5cm">
          <text:p text:style-name="P2"><text:span text:style-name="T1"><text:measure text:kind="gap"/></text:span><text:span text:style-name="T1">1 Bit</text:span></text:p>
        </draw:measure>
        <draw:measure draw:style-name="gr2" draw:text-style-name="P1" draw:layer="measurelines" svg:x1="4.5cm" svg:y1="3.5cm" svg:x2="6.5cm" svg:y2="3.5cm">
          <text:p text:style-name="P2"><text:span text:style-name="T1"><text:measure text:kind="gap"/></text:span><text:span text:style-name="T1">3 Bits</text:span><text:span text:style-name="T1"><text:measure text:kind="gap"/></text:span></text:p>
        </draw:measure>
        <draw:measure draw:style-name="gr2" draw:text-style-name="P1" draw:layer="measurelines" svg:x1="6.5cm" svg:y1="3.5cm" svg:x2="9cm" svg:y2="3.5cm">
          <text:p text:style-name="P2"><text:span text:style-name="T1">4 Bits</text:span></text:p>
        </draw:measure>
        <draw:measure draw:style-name="gr2" draw:text-style-name="P1" draw:layer="measurelines" svg:x1="9cm" svg:y1="3.5cm" svg:x2="13cm" svg:y2="3.5cm">
          <text:p text:style-name="P2"><text:span text:style-name="T1"><text:measure text:kind="gap"/></text:span><text:span text:style-name="T1">8 Bits</text:span><text:span text:style-name="T1"><text:measure text:kind="gap"/></text:span></text:p>
        </draw:measur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2.5cm" svg:x="2cm" svg:y="3.5cm">
          <text:p text:style-name="P1">Quadrocopter</text:p>
        </draw:rect>
        <draw:rect draw:style-name="gr1" draw:text-style-name="P1" draw:layer="layout" svg:width="5cm" svg:height="2.463cm" svg:x="14cm" svg:y="3.537cm">
          <text:p text:style-name="P1">Notebook</text:p>
        </draw:rect>
        <draw:line draw:style-name="gr2" draw:text-style-name="P1" draw:layer="layout" svg:x1="6.5cm" svg:y1="3.5cm" svg:x2="6.5cm" svg:y2="2.5cm">
          <text:p/>
        </draw:line>
        <draw:line draw:style-name="gr2" draw:text-style-name="P1" draw:layer="layout" svg:x1="14.5cm" svg:y1="3.537cm" svg:x2="14.5cm" svg:y2="2.537cm">
          <text:p/>
        </draw:line>
        <draw:path draw:style-name="gr3" draw:text-style-name="P1" draw:layer="layout" svg:width="0.646cm" svg:height="0.893cm" draw:transform="rotate (1.10706234454) translate (5.99999999300719cm 2.44399999650284cm)" svg:viewBox="0 0 647 894" svg:d="M0 0c1118 0 447 894 447 894">
          <text:p/>
        </draw:path>
        <draw:path draw:style-name="gr3" draw:text-style-name="P1" draw:layer="layout" svg:width="0.646cm" svg:height="0.893cm" draw:transform="rotate (1.10706234454) translate (5.99999999300719cm 1.99999999650284cm)" svg:viewBox="0 0 647 894" svg:d="M0 0c1118 0 447 894 447 894">
          <text:p/>
        </draw:path>
        <draw:path draw:style-name="gr3" draw:text-style-name="P1" draw:layer="layout" svg:width="0.646cm" svg:height="0.894cm" draw:transform="rotate (1.10706234454) translate (13.9999999930072cm 2.53699999650284cm)" svg:viewBox="0 0 647 895" svg:d="M0 0c1118 0 447 895 447 895">
          <text:p/>
        </draw:path>
        <draw:path draw:style-name="gr3" draw:text-style-name="P1" draw:layer="layout" svg:width="0.646cm" svg:height="0.894cm" draw:transform="rotate (1.10706234454) translate (13.9999999930072cm 2.09299999650284cm)" svg:viewBox="0 0 647 895" svg:d="M0 0c1118 0 447 895 447 895">
          <text:p/>
        </draw:path>
        <draw:frame draw:style-name="gr4" draw:text-style-name="P2" draw:layer="layout" svg:width="5cm" svg:height="0.962cm" svg:x="2cm" svg:y="6.037cm">
          <draw:text-box>
            <text:p text:style-name="P2">Slave / Target</text:p>
          </draw:text-box>
        </draw:frame>
        <draw:frame draw:style-name="gr4" draw:text-style-name="P2" draw:layer="layout" svg:width="5cm" svg:height="0.962cm" svg:x="14cm" svg:y="6.037cm">
          <draw:text-box>
            <text:p text:style-name="P2">Master / Host</text:p>
          </draw:text-box>
        </draw:frame>
        <draw:line draw:style-name="gr5" draw:text-style-name="P1" draw:layer="layout" svg:x1="13.5cm" svg:y1="2.5cm" svg:x2="7.5cm" svg:y2="3cm">
          <text:p/>
        </draw:line>
        <draw:line draw:style-name="gr5" draw:text-style-name="P1" draw:layer="layout" svg:x1="7.5cm" svg:y1="4.5cm" svg:x2="13.5cm" svg:y2="5cm">
          <text:p/>
        </draw:line>
        <draw:frame draw:style-name="gr6" draw:layer="layout" svg:width="3.5cm" svg:height="1.25cm" svg:x="9cm" svg:y="1.75cm">
          <draw:text-box>
            <text:p text:style-name="P3">Configure</text:p>
          </draw:text-box>
        </draw:frame>
        <draw:frame draw:style-name="gr6" draw:layer="layout" svg:width="2.5cm" svg:height="1.25cm" svg:x="9cm" svg:y="3.75cm">
          <draw:text-box>
            <text:p text:style-name="P3">Frame</text:p>
          </draw:text-box>
        </draw:frame>
        <draw:line draw:style-name="gr5" draw:text-style-name="P1" draw:layer="layout" svg:x1="7.5cm" svg:y1="5.5cm" svg:x2="13.5cm" svg:y2="6cm">
          <text:p/>
        </draw:line>
        <draw:frame draw:style-name="gr6" draw:layer="layout" svg:width="2.5cm" svg:height="1.25cm" svg:x="9cm" svg:y="4.75cm">
          <draw:text-box>
            <text:p text:style-name="P3">Frame</text:p>
          </draw:text-box>
        </draw:frame>
        <draw:frame draw:style-name="gr6" draw:layer="layout" svg:width="2.5cm" svg:height="1.25cm" svg:x="9cm" svg:y="5.75cm">
          <draw:text-box>
            <text:p text:style-name="P1">. . .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2.5cm" svg:y="3cm">
          <text:p text:style-name="P1"><text:span text:style-name="T1">A</text:span></text:p>
        </draw:rect>
        <draw:line draw:style-name="gr2" draw:text-style-name="P1" draw:layer="layout" svg:x1="2cm" svg:y1="7.5cm" svg:x2="13.5cm" svg:y2="7.5cm">
          <text:p/>
        </draw:line>
        <draw:line draw:style-name="gr2" draw:text-style-name="P1" draw:layer="layout" svg:x1="2cm" svg:y1="7.5cm" svg:x2="2cm" svg:y2="2cm">
          <text:p/>
        </draw:line>
        <draw:frame draw:style-name="gr3" draw:layer="layout" svg:width="1.5cm" svg:height="1.25cm" svg:x="12cm" svg:y="4cm">
          <draw:text-box>
            <text:p>. . .</text:p>
          </draw:text-box>
        </draw:frame>
        <draw:frame draw:style-name="gr3" draw:layer="layout" svg:width="2cm" svg:height="1.25cm" svg:x="11cm" svg:y="7.5cm">
          <draw:text-box>
            <text:p>Time</text:p>
          </draw:text-box>
        </draw:frame>
        <draw:rect draw:style-name="gr1" draw:text-style-name="P2" draw:layer="layout" svg:width="1cm" svg:height="1cm" svg:x="4.5cm" svg:y="4cm">
          <text:p text:style-name="P1"><text:span text:style-name="T1">B</text:span></text:p>
        </draw:rect>
        <draw:rect draw:style-name="gr1" draw:text-style-name="P3" draw:layer="layout" svg:width="1cm" svg:height="1cm" svg:x="6.5cm" svg:y="5cm">
          <text:p text:style-name="P1"><text:span text:style-name="T2">C</text:span></text:p>
        </draw:rect>
        <draw:rect draw:style-name="gr1" draw:text-style-name="P3" draw:layer="layout" svg:width="1cm" svg:height="1cm" svg:x="8.5cm" svg:y="6cm">
          <text:p text:style-name="P1"><text:span text:style-name="T2">D</text:span></text:p>
        </draw:rect>
        <draw:rect draw:style-name="gr1" draw:text-style-name="P3" draw:layer="layout" svg:width="1cm" svg:height="1cm" svg:x="10.5cm" svg:y="3cm">
          <text:p text:style-name="P1"><text:span text:style-name="T2">A</text:span></text:p>
        </draw:rect>
        <draw:frame draw:style-name="gr3" draw:layer="layout" svg:width="3cm" svg:height="1.25cm" draw:transform="rotate (1.5707963267949) translate (1cm 5.5cm)">
          <draw:text-box>
            <text:p><text:span text:style-name="T3">Frames</text:span></text:p>
          </draw:text-box>
        </draw:frame>
        <draw:measure draw:style-name="gr4" draw:text-style-name="P1" draw:layer="measurelines" svg:x1="5.501cm" svg:y1="4cm" svg:x2="6.501cm" svg:y2="4cm">
          <text:p text:style-name="P4"><text:span text:style-name="T4"><text:measure text:kind="gap"/></text:span><text:span text:style-name="T4">T</text:span><text:span text:style-name="T5">GAP,B</text:span></text:p>
        </draw:measure>
        <draw:measure draw:style-name="gr4" draw:text-style-name="P1" draw:layer="measurelines" svg:x1="2.5cm" svg:y1="3cm" svg:x2="10.5cm" svg:y2="3cm">
          <text:p text:style-name="P4"><text:span text:style-name="T4"><text:measure text:kind="gap"/></text:span><text:span text:style-name="T4">T</text:span><text:span text:style-name="T5">SUPER</text:span></text:p>
        </draw:measure>
        <draw:measure draw:style-name="gr4" draw:text-style-name="P1" draw:layer="measurelines" svg:x1="8.5cm" svg:y1="5.6cm" svg:x2="10.5cm" svg:y2="5.6cm">
          <text:p text:style-name="P4"><text:span text:style-name="T4"><text:measure text:kind="gap"/></text:span><text:span text:style-name="T4">T</text:span><text:span text:style-name="T5">SUB</text:span></text:p>
        </draw:measure>
        <draw:measure draw:style-name="gr4" draw:text-style-name="P1" draw:layer="measurelines" svg:x1="4.501cm" svg:y1="6.1cm" svg:x2="5.501cm" svg:y2="6.1cm">
          <text:p text:style-name="P4"><text:span text:style-name="T4"><text:measure text:kind="gap"/></text:span><text:span text:style-name="T4">T</text:span><text:span text:style-name="T5">FRAME,B</text:span></text:p>
        </draw:measur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